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f6f16" officeooo:paragraph-rsid="001f6f16" fo:background-color="transparent"/>
    </style:style>
    <style:style style:name="P8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9" style:family="paragraph">
      <style:paragraph-properties fo:text-align="center"/>
    </style:style>
    <style:style style:name="T1" style:family="text">
      <style:text-properties officeooo:rsid="001f6f16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line text:anchor-type="paragraph" draw:z-index="0" draw:name="Linie 1" draw:style-name="gr1" draw:text-style-name="P9" svg:x1="0.042cm" svg:y1="1.405cm" svg:x2="17.267cm" svg:y2="1.406cm"><text:p/></draw:line><text:span text:style-name="T1">If Statements</text:span>:</text:h>
      <text:p text:style-name="P3"/>
      <text:p text:style-name="P3"/>
      <text:p text:style-name="P2">Aufgabe 1:</text:p>
      <text:p text:style-name="P5">Schreibe eine Methode die Uerberprueft, ob eine Zahl zwischen 10 &amp; 16 liegt.</text:p>
      <text:p text:style-name="P6">Das Format der Methode: between10And16(number:int) : <text:span text:style-name="T1">boolean</text:span></text:p>
      <text:p text:style-name="P6">Wenn die Number zwischen 10 und 16 ist soll eine Konsolenausgabe mit dem Text: "Die nummer ist zwischen 10 und 15" ausgegeben werden</text:p>
      <text:p text:style-name="P6">Falls nicht, soll die ebenfalls ein Text ueber die Konsole ausgegeben werden.</text:p>
      <text:p text:style-name="P6"/>
      <text:p text:style-name="P7">Aufgabe 2: </text:p>
      <text:p text:style-name="P7"/>
      <text:p text:style-name="P7">Ergaenze die oben erstellte Methode durch eine weitere Info. Wenn die Zahle ueber 15 ist soll eine Meldung augegeben werden.</text:p>
      <text:p text:style-name="P6">Wenn die Zahl kleiner als 10 ist dann soll ebenfalls der Nutzer darueber ueber die Konsole informiert werden</text:p>
      <text:p text:style-name="P6"/>
      <text:p text:style-name="P7">Aufgabe 3:</text:p>
      <text:p text:style-name="P7"/>
      <text:p text:style-name="P7">Erstelle ein String Array mit fester Laenge und fuelle dieses Array mit Strings deiner Wahl. </text:p>
      <text:p text:style-name="P6">Die Inputparameter sind einerseits das Array und andererseits die ueberpruefte Laenger der String</text:p>
      <text:p text:style-name="P6">Schreibe eine Methode, die die Anzahl an Strings des Arrays zurueckgibt, die ueber einer Laenge bestimmten sind. </text:p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3T23:58:00.665859811</dc:date>
    <meta:editing-duration>PT4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53" meta:character-count="974" meta:non-whitespace-character-count="830"/>
  </office:meta>
</office:document-meta>
</file>